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de4d3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1f0e39" officeooo:paragraph-rsid="001f0e3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rsid="001fcaeb" officeooo:paragraph-rsid="001fcaeb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rsid="0020cf7c" officeooo:paragraph-rsid="0020cf7c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5pt" fo:letter-spacing="normal" fo:font-style="italic" fo:font-weight="normal" officeooo:rsid="001de4d3" officeooo:paragraph-rsid="001de4d3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style:font-name="Roboto" fo:font-size="10.5pt" fo:letter-spacing="normal" fo:font-style="normal" fo:font-weight="normal" officeooo:paragraph-rsid="001de4d3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20cf7c" officeooo:paragraph-rsid="0020cf7c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rsid="00244e63" officeooo:paragraph-rsid="00244e63"/>
    </style:style>
    <style:style style:name="T1" style:family="text">
      <style:text-properties fo:font-variant="normal" fo:text-transform="none" fo:color="#111111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111111" style:font-name="Roboto" fo:font-size="10.5pt" fo:letter-spacing="normal" fo:font-style="normal" fo:font-weight="normal" officeooo:rsid="001de4d3"/>
    </style:style>
    <style:style style:name="T3" style:family="text">
      <style:text-properties fo:font-variant="normal" fo:text-transform="none" fo:color="#111111" fo:letter-spacing="normal"/>
    </style:style>
    <style:style style:name="T4" style:family="text">
      <style:text-properties fo:font-variant="normal" fo:text-transform="none" style:text-line-through-style="none" style:text-line-through-type="none" style:font-name="Roboto" fo:font-size="10.5pt" fo:letter-spacing="normal" fo:font-style="normal" style:text-underline-style="none" fo:font-weight="normal" style:text-blinking="false"/>
    </style:style>
    <style:style style:name="T5" style:family="text">
      <style:text-properties officeooo:rsid="00223ad2"/>
    </style:style>
    <style:style style:name="T6" style:family="text">
      <style:text-properties officeooo:rsid="00244e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tthew Hallberg</text:p>
      <text:p text:style-name="P6"/>
      <text:p text:style-name="P6">Finally we address placing AR objects at GPS coordinates with ARkit and ARCore using Unity3D. I will walk you through setting up a project I made using Mapbox that allows us to tag messages at particular GPS locations and write them to a GameSparks database. We also introduce TindAR! </text:p>
      <text:p text:style-name="P6"/>
      <text:p text:style-name="P1"><text:span text:style-name="T2">E</text:span><text:span text:style-name="T1">DIT!!!! MAKE SURE YOU ARE ON UNITY 2017.2 OR ABOVE! YouTube won't let you add annotations to videos anymore so I need to put these notes here: Sorry for the glare on my glasses but I absolutely don't want to re-upload this. Also, I lost audio at the end for some reason (WTF) but the cell phone footage is supposed to show you how to use the app. You need to first detect a ground plane and then walk forward until the debug menu says "Computed Alignment" only then will the UI show up and objects will be placed.</text:span></text:p>
      <text:p text:style-name="P6"/>
      <text:p text:style-name="P1"><text:span text:style-name="T1"><text:s/>GitHub Project: </text:span><text:a xlink:type="simple" xlink:href="https://www.youtube.com/redirect?redir_token=U7h43jQExTP50kylKrmD93tuF-l8MTUxOTA4NTc3NUAxNTE4OTk5Mzc1&amp;v=_Idze_NzDu0&amp;q=https%3A%2F%2Fgithub.com%2FMatthewHallberg%2FMapboxGPSHeading&amp;event=video_description" text:style-name="Internet_20_link" text:visited-style-name="Visited_20_Internet_20_Link"><text:span text:style-name="T4">https://github.com/MatthewHallberg/Ma...</text:span></text:a><text:span text:style-name="T3"> </text:span><text:span text:style-name="T1">Mapbox World Scale AR Project: </text:span><text:a xlink:type="simple" xlink:href="https://www.youtube.com/redirect?redir_token=U7h43jQExTP50kylKrmD93tuF-l8MTUxOTA4NTc3NUAxNTE4OTk5Mzc1&amp;v=_Idze_NzDu0&amp;q=https%3A%2F%2Fgithub.com%2Fmapbox%2Fmapbox-ar-unity&amp;event=video_description" text:style-name="Internet_20_link" text:visited-style-name="Visited_20_Internet_20_Link"><text:span text:style-name="T4">https://github.com/mapbox/mapbox-ar-u...</text:span></text:a><text:span text:style-name="T3"> </text:span><text:span text:style-name="T1">MEET SINGLE AR DEVELOPERS HERE (Discord): </text:span><text:a xlink:type="simple" xlink:href="https://www.youtube.com/redirect?redir_token=U7h43jQExTP50kylKrmD93tuF-l8MTUxOTA4NTc3NUAxNTE4OTk5Mzc1&amp;v=_Idze_NzDu0&amp;q=https%3A%2F%2Fdiscord.gg%2FrCfV3Bd&amp;event=video_description" text:style-name="Internet_20_link" text:visited-style-name="Visited_20_Internet_20_Link"><text:span text:style-name="T4">https://discord.gg/rCfV3Bd</text:span></text:a><text:span text:style-name="T3"> </text:span><text:line-break/></text:p>
      <text:p text:style-name="P2">Notes: <text:s text:c="2"/>Pokemon Go functionality is best practice "Go ShopAR"</text:p>
      <text:p text:style-name="P2"/>
      <text:p text:style-name="P2">Mapbox has functions to convert GPS coordinate to Unity World coordinates.....however </text:p>
      <text:p text:style-name="P2">not as simple as passing in the GPS coordinates and them appearing where you want them to </text:p>
      <text:p text:style-name="P2"/>
      <text:p text:style-name="P3">Object show up relative to one another but not in the right place in the real world. </text:p>
      <text:p text:style-name="P3"/>
      <text:p text:style-name="P3">After research found that Unity Camera needs to be aligned with True North , so that object show up exactly where they are supposed to ...</text:p>
      <text:p text:style-name="P2"/>
      <text:p text:style-name="P3">Thought process is that phones have a compass and I could rotate the tranform of the phones camera to north and I would be set... worked kind of but unreliable --- Andrew suggests just use the the setting in Arkit to align the camera with gravity and true north. Results were better but not great!</text:p>
      <text:p text:style-name="P2"/>
      <text:p text:style-name="P3">If placing the objects near the camera if your phones true north is off by a few degrees objects in the distance will appear very far away. </text:p>
      <text:p text:style-name="P1"/>
      <text:p text:style-name="P3">Why arent you using the Mapbox World Scale github project?? The cellphones gps is unreliable and would give reading off by +- 15 degrees which is a huge problem for this type of application now</text:p>
      <text:p text:style-name="P3"/>
      <text:p text:style-name="P3">World Scale uses AR position delta and gps postion deltas to calculate the angle which is an outset <text:s/>from the AR camera true north ..... Basically take one gps reading when the user starts the app and have them walk in a straight line and with these two point the compass was better. <text:s/>And you can tell the direction the person was walking. </text:p>
      <text:p text:style-name="P3"/>
      <text:p text:style-name="P3">Drift – tracking is ok in small rooms but drifts in the world. <text:s/></text:p>
      <text:p text:style-name="P3"/>
      <text:p text:style-name="P3">Get the app in intro – GPS + MAPBOX world scale AR Project __ </text:p>
      <text:p text:style-name="P3"/>
      <text:p text:style-name="P3">Getting a alignment is difficult. Must setup UX design to alignment ------- </text:p>
      <text:p text:style-name="P3"/>
      <text:p text:style-name="P3">Ultimately need to create Mapbox account and Gamesparks </text:p>
      <text:p text:style-name="P3"/>
      <text:p text:style-name="P3">should work with Arkit and Arcore ------</text:p>
      <text:p text:style-name="P3"><text:soft-page-break/>Download project: </text:p>
      <text:p text:style-name="P3"/>
      <text:p text:style-name="P4">Step 1 Create A Mapbox Account _ <text:span text:style-name="T5">Done</text:span></text:p>
      <text:p text:style-name="P4"/>
      <text:p text:style-name="P4">Step 2 Create A GameSparks Account _<text:span text:style-name="T6">Yet</text:span></text:p>
      <text:p text:style-name="P4"/>
      <text:p text:style-name="P8">Step 3 Download the github.com repo from MH </text:p>
      <text:p text:style-name="P8"/>
      <text:p text:style-name="P8">Step 4 Test to get a feel for project </text:p>
      <text:p text:style-name="P8"/>
      <text:p text:style-name="P8">Step 5 Get a feel for documentation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M11S</meta:editing-duration>
    <meta:editing-cycles>6</meta:editing-cycles>
    <meta:generator>LibreOffice/5.4.3.2$Windows_X86_64 LibreOffice_project/92a7159f7e4af62137622921e809f8546db437e5</meta:generator>
    <dc:date>2018-02-20T20:17:30.955000000</dc:date>
    <meta:document-statistic meta:table-count="0" meta:image-count="0" meta:object-count="0" meta:page-count="2" meta:paragraph-count="24" meta:word-count="519" meta:character-count="2955" meta:non-whitespace-character-count="2437"/>
    <meta:user-defined meta:name="Info 1"/>
    <meta:user-defined meta:name="Info 2"/>
    <meta:user-defined meta:name="Info 3"/>
    <meta:user-defined meta:name="Info 4"/>
  </office:meta>
</office:document-meta>
</file>